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9a0" officeooo:paragraph-rsid="0015a9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2:</text:p>
      <text:p text:style-name="P1"/>
      <text:p text:style-name="P1">Versión no es lo mismo que un cambio, una versión seria un conjunto de cambios registrados.</text:p>
      <text:p text:style-name="P1">Control de versiones:</text:p>
      <text:p text:style-name="P1">Repositorio: Es la carpeta donde vamos a tener las versiones. Guarda las versione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9:15:33.567071071</meta:creation-date>
    <dc:date>2023-10-09T09:45:07.167777467</dc:date>
    <meta:editing-duration>PT19M23S</meta:editing-duration>
    <meta:editing-cycles>1</meta:editing-cycles>
    <meta:document-statistic meta:table-count="0" meta:image-count="0" meta:object-count="0" meta:page-count="1" meta:paragraph-count="4" meta:word-count="34" meta:character-count="204" meta:non-whitespace-character-count="174"/>
    <meta:generator>LibreOffice/7.3.7.2$Linux_X86_64 LibreOffice_project/30$Build-2</meta:generator>
  </office:meta>
</office:document-meta>
</file>